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26160d" officeooo:paragraph-rsid="0026160d" style:font-weight-asian="bold" style:font-weight-complex="bold"/>
    </style:style>
    <style:style style:name="P2" style:family="paragraph" style:parent-style-name="Standard">
      <style:text-properties style:font-name="Ubuntu" fo:font-weight="bold" officeooo:rsid="002ab2f5" officeooo:paragraph-rsid="002ab2f5" style:font-weight-asian="bold" style:font-weight-complex="bold"/>
    </style:style>
    <style:style style:name="P3" style:family="paragraph" style:parent-style-name="Standard">
      <style:text-properties style:font-name="Ubuntu" fo:font-weight="bold" officeooo:rsid="00299976" officeooo:paragraph-rsid="00299976" style:font-weight-asian="bold" style:font-weight-complex="bold"/>
    </style:style>
    <style:style style:name="P4" style:family="paragraph" style:parent-style-name="Standard">
      <style:text-properties style:font-name="Ubuntu" fo:font-weight="bold" officeooo:rsid="0023d2b3" officeooo:paragraph-rsid="0023d2b3" style:font-weight-asian="bold" style:font-weight-complex="bold"/>
    </style:style>
    <style:style style:name="P5" style:family="paragraph" style:parent-style-name="Standard">
      <style:text-properties style:font-name="Ubuntu" fo:font-weight="bold" officeooo:rsid="0022463d" officeooo:paragraph-rsid="0022463d" style:font-weight-asian="bold" style:font-weight-complex="bold"/>
    </style:style>
    <style:style style:name="P6" style:family="paragraph" style:parent-style-name="Standard">
      <style:text-properties style:font-name="Ubuntu" fo:font-weight="bold" officeooo:rsid="001f8d3e" officeooo:paragraph-rsid="001f8d3e" style:font-weight-asian="bold" style:font-weight-complex="bold"/>
    </style:style>
    <style:style style:name="P7" style:family="paragraph" style:parent-style-name="Standard">
      <style:text-properties style:font-name="Ubuntu" fo:font-weight="bold" officeooo:rsid="001e09c7" officeooo:paragraph-rsid="001e09c7" style:font-weight-asian="bold" style:font-weight-complex="bold"/>
    </style:style>
    <style:style style:name="P8" style:family="paragraph" style:parent-style-name="Standard">
      <style:text-properties style:font-name="Ubuntu" fo:font-weight="bold" officeooo:rsid="001c166f" officeooo:paragraph-rsid="001c166f" style:font-weight-asian="bold" style:font-weight-complex="bold"/>
    </style:style>
    <style:style style:name="P9" style:family="paragraph" style:parent-style-name="Standard">
      <style:text-properties style:font-name="Ubuntu" fo:font-weight="bold" officeooo:rsid="001bee24" officeooo:paragraph-rsid="001bee24" style:font-weight-asian="bold" style:font-weight-complex="bold"/>
    </style:style>
    <style:style style:name="P10" style:family="paragraph" style:parent-style-name="Standard">
      <style:text-properties style:font-name="Ubuntu" fo:font-weight="bold" officeooo:rsid="00196070" officeooo:paragraph-rsid="001b8d0e" style:font-weight-asian="bold" style:font-weight-complex="bold"/>
    </style:style>
    <style:style style:name="P11" style:family="paragraph" style:parent-style-name="Standard">
      <style:text-properties style:font-name="Ubuntu" fo:font-weight="bold" officeooo:rsid="00196070" officeooo:paragraph-rsid="001b3305" style:font-weight-asian="bold" style:font-weight-complex="bold"/>
    </style:style>
    <style:style style:name="P12" style:family="paragraph" style:parent-style-name="Standard">
      <style:text-properties style:font-name="Ubuntu" fo:font-weight="bold" officeooo:rsid="002cc369" officeooo:paragraph-rsid="002cc369" style:font-weight-asian="bold" style:font-weight-complex="bold"/>
    </style:style>
    <style:style style:name="P13" style:family="paragraph" style:parent-style-name="Standard">
      <style:text-properties style:font-name="Ubuntu" fo:font-weight="bold" officeooo:rsid="002bb71f" officeooo:paragraph-rsid="002bb71f" style:font-weight-asian="bold" style:font-weight-complex="bold"/>
    </style:style>
    <style:style style:name="P14" style:family="paragraph" style:parent-style-name="Standard">
      <style:text-properties style:font-name="Ubuntu" fo:font-weight="normal" officeooo:rsid="0026160d" officeooo:paragraph-rsid="0026160d" style:font-weight-asian="normal" style:font-weight-complex="normal"/>
    </style:style>
    <style:style style:name="P15" style:family="paragraph" style:parent-style-name="Standard">
      <style:text-properties style:font-name="Ubuntu" fo:font-weight="normal" officeooo:rsid="0026160d" officeooo:paragraph-rsid="005ff9f9" style:font-weight-asian="normal" style:font-weight-complex="normal"/>
    </style:style>
    <style:style style:name="P16" style:family="paragraph" style:parent-style-name="Standard">
      <style:text-properties style:font-name="Ubuntu" fo:font-weight="normal" officeooo:rsid="002ab2f5" officeooo:paragraph-rsid="002ab2f5" style:font-weight-asian="normal" style:font-weight-complex="normal"/>
    </style:style>
    <style:style style:name="P17" style:family="paragraph" style:parent-style-name="Standard">
      <style:text-properties style:font-name="Ubuntu" fo:font-weight="normal" officeooo:rsid="002ab2f5" officeooo:paragraph-rsid="006883ed" style:font-weight-asian="normal" style:font-weight-complex="normal"/>
    </style:style>
    <style:style style:name="P18" style:family="paragraph" style:parent-style-name="Standard">
      <style:text-properties style:font-name="Ubuntu" fo:font-weight="normal" officeooo:rsid="00299976" officeooo:paragraph-rsid="00299976" style:font-weight-asian="normal" style:font-weight-complex="normal"/>
    </style:style>
    <style:style style:name="P19" style:family="paragraph" style:parent-style-name="Standard">
      <style:text-properties style:font-name="Ubuntu" fo:font-weight="normal" officeooo:rsid="00299976" officeooo:paragraph-rsid="00648022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22463d" officeooo:paragraph-rsid="0026160d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28e814" officeooo:paragraph-rsid="0028e814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28e814" officeooo:paragraph-rsid="0063fd15" style:font-weight-asian="normal" style:font-weight-complex="normal"/>
    </style:style>
    <style:style style:name="P23" style:family="paragraph" style:parent-style-name="Standard">
      <style:text-properties style:font-name="Ubuntu" officeooo:rsid="001ae95e" officeooo:paragraph-rsid="001ae95e"/>
    </style:style>
    <style:style style:name="P24" style:family="paragraph" style:parent-style-name="Standard">
      <style:text-properties style:font-name="Ubuntu" officeooo:rsid="001ae95e" officeooo:paragraph-rsid="001bee24"/>
    </style:style>
    <style:style style:name="P25" style:family="paragraph" style:parent-style-name="Standard">
      <style:text-properties style:font-name="Ubuntu" officeooo:rsid="001ae95e" officeooo:paragraph-rsid="00395be0"/>
    </style:style>
    <style:style style:name="P26" style:family="paragraph" style:parent-style-name="Standard">
      <style:text-properties style:font-name="Ubuntu" officeooo:rsid="001ae95e" officeooo:paragraph-rsid="00438b4c"/>
    </style:style>
    <style:style style:name="P27" style:family="paragraph" style:parent-style-name="Standard">
      <style:text-properties style:font-name="Ubuntu" officeooo:rsid="0022463d" officeooo:paragraph-rsid="0023d2b3"/>
    </style:style>
    <style:style style:name="P28" style:family="paragraph" style:parent-style-name="Standard">
      <style:text-properties style:font-name="Ubuntu" officeooo:rsid="0022463d" officeooo:paragraph-rsid="0022463d"/>
    </style:style>
    <style:style style:name="P29" style:family="paragraph" style:parent-style-name="Standard">
      <style:text-properties style:font-name="Ubuntu" officeooo:rsid="0022463d" officeooo:paragraph-rsid="005f4092"/>
    </style:style>
    <style:style style:name="P30" style:family="paragraph" style:parent-style-name="Standard">
      <style:text-properties style:font-name="Ubuntu" officeooo:rsid="00217a6c" officeooo:paragraph-rsid="00217a6c"/>
    </style:style>
    <style:style style:name="P31" style:family="paragraph" style:parent-style-name="Standard">
      <style:text-properties style:font-name="Ubuntu" officeooo:rsid="00217a6c" officeooo:paragraph-rsid="00569369"/>
    </style:style>
    <style:style style:name="P32" style:family="paragraph" style:parent-style-name="Standard">
      <style:text-properties style:font-name="Ubuntu" officeooo:rsid="001e09c7" officeooo:paragraph-rsid="001f8d3e"/>
    </style:style>
    <style:style style:name="P33" style:family="paragraph" style:parent-style-name="Standard">
      <style:text-properties style:font-name="Ubuntu" officeooo:rsid="001f8d3e" officeooo:paragraph-rsid="001f8d3e"/>
    </style:style>
    <style:style style:name="P34" style:family="paragraph" style:parent-style-name="Standard">
      <style:text-properties style:font-name="Ubuntu" officeooo:rsid="001f8d3e" officeooo:paragraph-rsid="00525f9a"/>
    </style:style>
    <style:style style:name="P35" style:family="paragraph" style:parent-style-name="Standard">
      <style:text-properties style:font-name="Ubuntu" officeooo:rsid="001dfce1" officeooo:paragraph-rsid="001dfce1"/>
    </style:style>
    <style:style style:name="P36" style:family="paragraph" style:parent-style-name="Standard">
      <style:text-properties style:font-name="Ubuntu" officeooo:rsid="001dfce1" officeooo:paragraph-rsid="00492882"/>
    </style:style>
    <style:style style:name="P37" style:family="paragraph" style:parent-style-name="Standard">
      <style:text-properties style:font-name="Ubuntu" officeooo:rsid="001c166f" officeooo:paragraph-rsid="001c166f"/>
    </style:style>
    <style:style style:name="P38" style:family="paragraph" style:parent-style-name="Standard">
      <style:text-properties style:font-name="Ubuntu" officeooo:rsid="00196070" officeooo:paragraph-rsid="00196070"/>
    </style:style>
    <style:style style:name="P39" style:family="paragraph" style:parent-style-name="Standard">
      <style:text-properties style:font-name="Ubuntu" officeooo:rsid="00194c30" officeooo:paragraph-rsid="00194c30"/>
    </style:style>
    <style:style style:name="P40" style:family="paragraph" style:parent-style-name="Standard">
      <style:text-properties style:font-name="Ubuntu" officeooo:rsid="00194c30" officeooo:paragraph-rsid="001b8d0e"/>
    </style:style>
    <style:style style:name="P41" style:family="paragraph" style:parent-style-name="Standard">
      <style:text-properties style:font-name="Ubuntu" officeooo:rsid="001800b9" officeooo:paragraph-rsid="001800b9"/>
    </style:style>
    <style:style style:name="P42" style:family="paragraph" style:parent-style-name="Standard">
      <style:text-properties style:font-name="Ubuntu" officeooo:rsid="00166ebe" officeooo:paragraph-rsid="00166ebe"/>
    </style:style>
    <style:style style:name="P43" style:family="paragraph" style:parent-style-name="Standard">
      <style:text-properties style:font-name="Ubuntu" officeooo:rsid="00166ebe" officeooo:paragraph-rsid="001b8d0e"/>
    </style:style>
    <style:style style:name="P44" style:family="paragraph" style:parent-style-name="Standard">
      <style:text-properties style:font-name="Ubuntu" officeooo:rsid="0015884d" officeooo:paragraph-rsid="0015884d"/>
    </style:style>
    <style:style style:name="P45" style:family="paragraph" style:parent-style-name="Standard">
      <style:text-properties style:font-name="Ubuntu" officeooo:rsid="0015884d" officeooo:paragraph-rsid="001b3305"/>
    </style:style>
    <style:style style:name="P46" style:family="paragraph" style:parent-style-name="Standard">
      <style:text-properties style:font-name="Ubuntu" officeooo:rsid="00156326" officeooo:paragraph-rsid="00156326"/>
    </style:style>
    <style:style style:name="P47" style:family="paragraph" style:parent-style-name="Standard">
      <style:text-properties style:font-name="Ubuntu" officeooo:rsid="00156326" officeooo:paragraph-rsid="001b3305"/>
    </style:style>
    <style:style style:name="T1" style:family="text">
      <style:text-properties officeooo:rsid="0023aa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e5721"/>
    </style:style>
    <style:style style:name="T4" style:family="text">
      <style:text-properties officeooo:rsid="0068f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14</text:p>
      <text:p text:style-name="P13">TOPIC : <text:tab/> <text:s text:c="4"/>MySQL <text:span text:style-name="T3">Databases</text:span></text:p>
      <text:p text:style-name="P12">DESCRIPTION: To create tables “Employee” &amp; “Empsalary” and perform various <text:tab/><text:tab/><text:tab/> <text:s text:c="5"/>operations on them</text:p>
      <text:p text:style-name="P12">DOS: <text:tab/><text:tab/> <text:s text:c="4"/><text:span text:style-name="T4">19-12-19</text:span></text:p>
      <text:p text:style-name="P11"/>
      <text:p text:style-name="P11"/>
      <text:p text:style-name="P11">1. Create a table “Employee”</text:p>
      <text:p text:style-name="P47">mysql&gt; CREATE TABLE Employee </text:p>
      <text:p text:style-name="P46"><text:s text:c="4"/>-&gt; ( </text:p>
      <text:p text:style-name="P46"><text:s text:c="4"/>-&gt; EMPID integer PRIMARY KEY, </text:p>
      <text:p text:style-name="P46"><text:s text:c="4"/>-&gt; FIRSTNAME char(15) NOT NULL, </text:p>
      <text:p text:style-name="P46"><text:s text:c="4"/>-&gt; LASTNAME char(15) NOT NULL, </text:p>
      <text:p text:style-name="P46"><text:s text:c="4"/>-&gt; ADDRESS char(20), </text:p>
      <text:p text:style-name="P46"><text:s text:c="4"/>-&gt; CITY char(15) </text:p>
      <text:p text:style-name="P46"><text:s text:c="4"/>-&gt; ); </text:p>
      <text:p text:style-name="P46"/>
      <text:p text:style-name="P44"/>
      <text:p text:style-name="P11">2. Insert values into “Employee”</text:p>
      <text:p text:style-name="P45">mysql&gt; INSERT INTO Employee VALUES (010, 'George', 'Smith', '83 First Street', 'Howard'); </text:p>
      <text:p text:style-name="P44">Query OK, 1 row affected (0.04 sec) </text:p>
      <text:p text:style-name="P44"/>
      <text:p text:style-name="P44">mysql&gt; INSERT INTO Employee VALUES (105, 'Mary', 'Jones', '842 Vine Ave.', 'Losantiville'); </text:p>
      <text:p text:style-name="P44">Query OK, 1 row affected (0.03 sec) </text:p>
      <text:p text:style-name="P44"/>
      <text:p text:style-name="P44">mysql&gt; INSERT INTO Employee VALUES (152, 'Sam', 'Tones', '33 Elm St.', 'Paris'); </text:p>
      <text:p text:style-name="P44">Query OK, 1 row affected (0.04 sec) </text:p>
      <text:p text:style-name="P44"/>
      <text:p text:style-name="P44">mysql&gt; INSERT INTO Employee VALUES (215, 'Sarah', 'Ackerman', '420 U.S. 110', 'Upton'); </text:p>
      <text:p text:style-name="P44">Query OK, 1 row affected (0.03 sec) </text:p>
      <text:p text:style-name="P44"/>
      <text:p text:style-name="P44">mysql&gt; INSERT INTO Employee VALUES (244, 'Manila', 'Sengupta', '24 Friends Street', 'New Delhi'); </text:p>
      <text:p text:style-name="P44">Query OK, 1 row affected (0.05 sec) </text:p>
      <text:p text:style-name="P44"/>
      <text:p text:style-name="P44">mysql&gt; INSERT INTO Employee VALUES (300, 'Robert', 'Samuel', '9 Fifth Cross', 'Washington'); </text:p>
      <text:p text:style-name="P44">Query OK, 1 row affected (0.05 sec) </text:p>
      <text:p text:style-name="P44"/>
      <text:p text:style-name="P44">mysql&gt; INSERT INTO Employee VALUES (335, 'Henry', 'Williams', '12 Moore Street', 'Boston'); </text:p>
      <text:p text:style-name="P44">Query OK, 1 row affected (0.04 sec) </text:p>
      <text:p text:style-name="P44"/>
      <text:p text:style-name="P44">mysql&gt; INSERT INTO Employee VALUES (400, 'Rachel', 'Lee', '121 Harrison St.', 'New York'); </text:p>
      <text:p text:style-name="P44">Query OK, 1 row affected (0.03 sec) </text:p>
      <text:p text:style-name="P44"/>
      <text:p text:style-name="P44">mysql&gt; INSERT INTO Employee VALUES (441, 'Peter', 'Thompson', '11 Red Road', 'Paris'); </text:p>
      <text:p text:style-name="P44">Query OK, 1 row affected (0.05 sec) </text:p>
      <text:p text:style-name="P44"/>
      <text:p text:style-name="P44"><text:soft-page-break/></text:p>
      <text:p text:style-name="P10">3. Create table “Empsalary”</text:p>
      <text:p text:style-name="P43">mysql&gt; CREATE TABLE Empsalary </text:p>
      <text:p text:style-name="P42"><text:s text:c="4"/>-&gt; ( </text:p>
      <text:p text:style-name="P42"><text:s text:c="4"/>-&gt; EMPID integer PRIMARY KEY, </text:p>
      <text:p text:style-name="P42"><text:s text:c="4"/>-&gt; SALARY decimal, </text:p>
      <text:p text:style-name="P42"><text:s text:c="4"/>-&gt; BENEFITS decimal, </text:p>
      <text:p text:style-name="P42"><text:s text:c="4"/>-&gt; DESIGNATION char(15) </text:p>
      <text:p text:style-name="P42"><text:s text:c="4"/>-&gt; ); </text:p>
      <text:p text:style-name="P41"/>
      <text:p text:style-name="P10">4. Insert values into “Empsalary”</text:p>
      <text:p text:style-name="P40">mysql&gt; INSERT INTO Empsalary VALUES (010, 75000, 15000, 'Manager'); </text:p>
      <text:p text:style-name="P39">Query OK, 1 row affected (0.04 sec) </text:p>
      <text:p text:style-name="P39"/>
      <text:p text:style-name="P39">mysql&gt; INSERT INTO Empsalary VALUES (105, 65000, 15000, 'Manager'); </text:p>
      <text:p text:style-name="P39">Query OK, 1 row affected (0.04 sec) </text:p>
      <text:p text:style-name="P39"/>
      <text:p text:style-name="P39">mysql&gt; INSERT INTO Empsalary VALUES (152, 80000, 25000, 'Director'); </text:p>
      <text:p text:style-name="P39">Query OK, 1 row affected (0.04 sec) </text:p>
      <text:p text:style-name="P39"/>
      <text:p text:style-name="P39">mysql&gt; INSERT INTO Empsalary VALUES (215, 75000, 12500, 'Manager'); </text:p>
      <text:p text:style-name="P39">Query OK, 1 row affected (0.05 sec) </text:p>
      <text:p text:style-name="P38">mysql&gt; INSERT INTO Empsalary VALUES (244, 50000, 12000, 'Clerk'); </text:p>
      <text:p text:style-name="P38">Query OK, 1 row affected (0.03 sec) </text:p>
      <text:p text:style-name="P38"/>
      <text:p text:style-name="P38">mysql&gt; INSERT INTO Empsalary VALUES (300, 45000, 10000, 'Clerk'); </text:p>
      <text:p text:style-name="P38">Query OK, 1 row affected (0.03 sec) </text:p>
      <text:p text:style-name="P38"/>
      <text:p text:style-name="P38">mysql&gt; INSERT INTO Empsalary VALUES (335, 40000, 10000, 'Clerk'); </text:p>
      <text:p text:style-name="P38">Query OK, 1 row affected (0.04 sec) </text:p>
      <text:p text:style-name="P38"/>
      <text:p text:style-name="P38">mysql&gt; INSERT INTO Empsalary VALUES (400, 32000, 7500, 'Salesman'); </text:p>
      <text:p text:style-name="P38">Query OK, 1 row affected (0.04 sec) </text:p>
      <text:p text:style-name="P38"/>
      <text:p text:style-name="P38">mysql&gt; INSERT INTO Empsalary VALUES (441, 28000, 7500, 'Salesman'); </text:p>
      <text:p text:style-name="P38">Query OK, 1 row affected (0.05 sec) </text:p>
      <text:p text:style-name="P38"/>
      <text:p text:style-name="P24"/>
      <text:p text:style-name="P9">5. Output both tables</text:p>
      <text:p text:style-name="P24">mysql&gt; SELECT * FROM Employee; </text:p>
      <text:p text:style-name="P23">+ - - - - - - - + - - - - - - - - - - - +- - - - - - - - - - + - - - - - - - - - - - - - - - - - - - + - - - - - - - - - - - - - - + </text:p>
      <text:p text:style-name="P23"><text:s/>| <text:s text:c="3"/>EMPID | <text:s/>FIRSTNAME <text:s/>| LASTNAME | <text:s text:c="12"/>ADDRESS <text:s text:c="13"/>| <text:s text:c="11"/>CITY <text:s text:c="12"/>| </text:p>
      <text:p text:style-name="P25">+ - - - - - - - + - - - - - - - - - - - +- - - - - - - - - - + - - - - - - - - - - - - - - - - - - - + - - - - - - - - - - - - - - + </text:p>
      <text:p text:style-name="P23"><text:s/>| <text:s text:c="12"/>10 | George <text:s text:c="11"/>| Smith <text:s text:c="11"/>| 83 First Street <text:s text:c="16"/>| Howard <text:s text:c="16"/>| </text:p>
      <text:p text:style-name="P23"><text:s/>| <text:s text:c="10"/>105 | Mary <text:s text:c="15"/>| Jones <text:s text:c="11"/>| 842 Vine Ave. <text:s text:c="17"/>| Losantiville <text:s text:c="10"/>| </text:p>
      <text:p text:style-name="P23"><text:s/>| <text:s text:c="10"/>152 | Sam <text:s text:c="17"/>| Tones <text:s text:c="11"/>| 33 Elm St. <text:s text:c="24"/>| Paris <text:s text:c="22"/>| </text:p>
      <text:p text:style-name="P23"><text:s/>| <text:s text:c="10"/>215 | Sarah <text:s text:c="14"/>| Ackerman <text:s text:c="3"/>| 420 U.S. 110 <text:s text:c="19"/>| Upton <text:s text:c="20"/>| </text:p>
      <text:p text:style-name="P23"><text:s/>| <text:s text:c="10"/>244 | Manila <text:s text:c="12"/>| Sengupta <text:s text:c="4"/>| 24 Friends Street <text:s text:c="9"/>| New Delhi <text:s text:c="12"/>| </text:p>
      <text:p text:style-name="P23"><text:s/>| <text:s text:c="10"/>300 | Robert <text:s text:c="11"/>| Samuel <text:s text:c="9"/>| 9 Fifth Cross <text:s text:c="18"/>| Washington <text:s text:c="9"/>| </text:p>
      <text:p text:style-name="P23"><text:s/>| <text:s text:c="10"/>335 | Henry <text:s text:c="13"/>| Williams <text:s text:c="6"/>| 12 Moore Street <text:s text:c="11"/>| Boston <text:s text:c="18"/>| </text:p>
      <text:p text:style-name="P23"><text:s/>| <text:s text:c="10"/>400 | Rachel <text:s text:c="12"/>| Lee <text:s text:c="16"/>| 121 Harrison St. <text:s text:c="11"/>| New York <text:s text:c="14"/>| </text:p>
      <text:p text:style-name="P23"><text:s/>| <text:s text:c="10"/>441 | Peter <text:s text:c="14"/>| Thompson <text:s text:c="2"/>| 11 Red Road <text:s text:c="18"/>| Paris <text:s text:c="23"/>| </text:p>
      <text:p text:style-name="P25"><text:soft-page-break/>+ - - - - - - - + - - - - - - - - - - - +- - - - - - - - - - + - - - - - - - - - - - - - - - - - - - + - - - - - - - - - - - - - - + </text:p>
      <text:p text:style-name="P23">9 rows in set (0.00 sec) </text:p>
      <text:p text:style-name="P23"/>
      <text:p text:style-name="P23">mysql&gt; SELECT * FROM Empsalary; </text:p>
      <text:p text:style-name="P23">+ - - - - - - - + - - - - - - - - + - - - - - - - - - - + - - - - - - - - - - - - - + </text:p>
      <text:p text:style-name="P23"><text:s/>| <text:s text:c="2"/>EMPID <text:s/>| <text:s text:c="2"/>SALARY <text:s/>| <text:s text:c="2"/>BENEFITS <text:s text:c="2"/>| <text:s/>DESIGNATION <text:s/>| </text:p>
      <text:p text:style-name="P26">+ - - - - - - - + - - - - - - - - + - - - - - - - - - - + - - - - - - - - - - - - - + </text:p>
      <text:p text:style-name="P23">| <text:s text:c="12"/>10 | <text:s text:c="7"/>75000 | <text:s text:c="11"/>15000 | Manager <text:s text:c="12"/>| </text:p>
      <text:p text:style-name="P23">| <text:s text:c="10"/>105 | <text:s text:c="6"/>65000 | <text:s text:c="12"/>15000 | Manager <text:s text:c="12"/>| </text:p>
      <text:p text:style-name="P23">| <text:s text:c="10"/>152 | <text:s text:c="6"/>80000 | <text:s text:c="12"/>25000 | Director <text:s text:c="13"/>| </text:p>
      <text:p text:style-name="P23">| <text:s text:c="10"/>215 | <text:s text:c="6"/>75000 | <text:s text:c="12"/>12500 | Manager <text:s text:c="12"/>| </text:p>
      <text:p text:style-name="P23">| <text:s text:c="10"/>244 | <text:s text:c="6"/>50000 | <text:s text:c="12"/>12000 | Clerk <text:s text:c="19"/>| </text:p>
      <text:p text:style-name="P23">| <text:s text:c="10"/>300 | <text:s text:c="6"/>45000 | <text:s text:c="12"/>10000 | Clerk <text:s text:c="19"/>| </text:p>
      <text:p text:style-name="P23">| <text:s text:c="10"/>335 | <text:s text:c="6"/>40000 | <text:s text:c="12"/>10000 | Clerk <text:s text:c="19"/>| </text:p>
      <text:p text:style-name="P23">| <text:s text:c="10"/>400 | <text:s text:c="6"/>32000 | <text:s text:c="14"/>7500 | Salesman <text:s text:c="11"/>| </text:p>
      <text:p text:style-name="P23">| <text:s text:c="10"/>441 | <text:s text:c="6"/>28000 | <text:s text:c="14"/>7500 | Salesman <text:s text:c="11"/>| </text:p>
      <text:p text:style-name="P26">+ - - - - - - - + - - - - - - - - + - - - - - - - - - - + - - - - - - - - - - - - - + </text:p>
      <text:p text:style-name="P23">9 rows in set (0.00 sec) </text:p>
      <text:p text:style-name="P23"/>
      <text:p text:style-name="P37"/>
      <text:p text:style-name="P8">6. To display Firstname, Lastname, Address and City of all employees living in Paris from the table Emplyees.</text:p>
      <text:p text:style-name="P35">mysql&gt; SELECT FIRSTNAME, LASTNAME, ADDRESS, CITY FROM Employee WHERE CITY = 'Paris'; </text:p>
      <text:p text:style-name="P35">+ - - - - - - - - - - - + - - - - - - - - - - + - - - - - - - - - - - - - + - - - - - - - + </text:p>
      <text:p text:style-name="P35"><text:s/>| <text:s/>FIRSTNAME <text:s/>| <text:s/>LASTNAME | <text:s text:c="6"/>ADDRESS <text:s text:c="5"/>| <text:s text:c="4"/>CITY <text:s text:c="3"/>| </text:p>
      <text:p text:style-name="P36">+ - - - - - - - - - - - + - - - - - - - - - - + - - - - - - - - - - - - - + - - - - - - - + </text:p>
      <text:p text:style-name="P35">| Sam <text:s text:c="18"/>| Tones <text:s text:c="11"/>| 33 Elm St. <text:s text:c="11"/>| Paris <text:s text:c="7"/>| </text:p>
      <text:p text:style-name="P35">| Peter <text:s text:c="15"/>| Thompson <text:s text:c="3"/>| 11 Red Road <text:s text:c="5"/>| Paris <text:s text:c="7"/>| </text:p>
      <text:p text:style-name="P36">+ - - - - - - - - - - - + - - - - - - - - - - + - - - - - - - - - - - - - + - - - - - - - +</text:p>
      <text:p text:style-name="P35">2 rows in set (0.00 sec) </text:p>
      <text:p text:style-name="P35"/>
      <text:p text:style-name="P35"/>
      <text:p text:style-name="P7">7. To display the content of table Employee in descending order of FIRSTNAME</text:p>
      <text:p text:style-name="P33">mysql&gt; SELECT * FROM Employee ORDER BY FIRSTNAME DESC; </text:p>
      <text:p text:style-name="P33">+ - - - - - - - + - - - - - - - - - - - + - - - - - - - - - - + - - - - - - - - - - - - - - - - - - - + - - - - - - - - - - - - - - + </text:p>
      <text:p text:style-name="P33"><text:s/>| <text:s text:c="2"/>EMPID <text:s/>| <text:s/>FIRSTNAME <text:s/>| <text:s/>LASTNAME | <text:s text:c="14"/>ADDRESS <text:s text:c="11"/>| <text:s text:c="12"/>CITY <text:s text:c="11"/>| </text:p>
      <text:p text:style-name="P34">+ - - - - - - - + - - - - - - - - - - - + - - - - - - - - - - + - - - - - - - - - - - - - - - - - - - + - - - - - - - - - - - - - - + </text:p>
      <text:p text:style-name="P33"><text:s/>| <text:s text:c="10"/>215 | Sarah <text:s text:c="14"/>| Ackerman <text:s text:c="4"/>| 420 U.S. 110 <text:s text:c="20"/>| Upton <text:s text:c="19"/>| </text:p>
      <text:p text:style-name="P33"><text:s/>| <text:s text:c="10"/>152 | Sam <text:s text:c="17"/>| Tones <text:s text:c="12"/>| 33 Elm St. <text:s text:c="24"/>| Paris <text:s text:c="22"/>| </text:p>
      <text:p text:style-name="P33"><text:s/>| <text:s text:c="10"/>300 | Robert <text:s text:c="11"/>| Samuel <text:s text:c="10"/>| 9 Fifth Cross <text:s text:c="19"/>| Washington <text:s text:c="8"/>| </text:p>
      <text:p text:style-name="P33"><text:s/>| <text:s text:c="10"/>400 | Rachel <text:s text:c="12"/>| Lee <text:s text:c="17"/>| 121 Harrison St. <text:s text:c="12"/>| New York <text:s text:c="13"/>| </text:p>
      <text:p text:style-name="P33"><text:s/>| <text:s text:c="10"/>441 | Peter <text:s text:c="14"/>| Thompson <text:s text:c="4"/>| 11 Red Road <text:s text:c="18"/>| Paris <text:s text:c="22"/>| <text:s/></text:p>
      <text:p text:style-name="P33"><text:s/>| <text:s text:c="10"/>105 | Mary <text:s text:c="15"/>| Jones <text:s text:c="13"/>| 842 Vine Ave. <text:s text:c="16"/>| Losantiville <text:s text:c="9"/>| </text:p>
      <text:p text:style-name="P33"><text:s/>| <text:s text:c="10"/>244 | Manila <text:s text:c="12"/>| Sengupta <text:s text:c="5"/>| 24 Friends Street <text:s text:c="10"/>| New Delhi <text:s text:c="11"/>| </text:p>
      <text:p text:style-name="P33"><text:s/>| <text:s text:c="10"/>335 | Henry <text:s text:c="13"/>| Williams <text:s text:c="7"/>| 12 Moore Street <text:s text:c="12"/>| Boston <text:s text:c="17"/>| </text:p>
      <text:p text:style-name="P33"><text:s/>| <text:s text:c="12"/>10 | George <text:s text:c="11"/>| Smith <text:s text:c="12"/>| 83 First Street <text:s text:c="16"/>| Howard <text:s text:c="16"/>| </text:p>
      <text:p text:style-name="P34">+ - - - - - - - + - - - - - - - - - - - + - - - - - - - - - - + - - - - - - - - - - - - - - - - - - - + - - - - - - - - - - - - - - + </text:p>
      <text:p text:style-name="P33">9 rows in set (0.00 sec) </text:p>
      <text:p text:style-name="P33"/>
      <text:p text:style-name="P32"/>
      <text:p text:style-name="P6">8. To display the Firstname, Lastname and Total Salary of all Managers from the <text:soft-page-break/>tables Employees and Empsalary, where Total Salary is calculated as Salary + Benefits.</text:p>
      <text:p text:style-name="P30">mysql&gt; SELECT FIRSTNAME, LASTNAME, (SALARY + BENEFITS) FROM Employee, Empsalary WHERE DESIGNATION = 'Manager' AND Employee.EMPID = Empsalary.EMPID; </text:p>
      <text:p text:style-name="P30">+ - - - - - - - - - - - + - - - - - - - - - - + - - - - - - - - - - - - - - - - - - - - - + </text:p>
      <text:p text:style-name="P30"><text:s/>| <text:s/>FIRSTNAME <text:s/>| <text:s/>LASTNAME | <text:s text:c="4"/>(SALARY + BENEFITS) <text:s text:c="2"/>| </text:p>
      <text:p text:style-name="P31">+ - - - - - - - - - - - + - - - - - - - - - - + - - - - - - - - - - - - - - - - - - - - - +</text:p>
      <text:p text:style-name="P30"><text:s/>| George <text:s text:c="11"/>| Smith <text:s text:c="11"/>| <text:s text:c="37"/>90000 | </text:p>
      <text:p text:style-name="P30"><text:s/>| Mary <text:s text:c="15"/>| Jones <text:s text:c="11"/>| <text:s text:c="37"/>80000 | </text:p>
      <text:p text:style-name="P30"><text:s/>| Sarah <text:s text:c="14"/>| Ackerman <text:s text:c="3"/>| <text:s text:c="37"/>87500 | </text:p>
      <text:p text:style-name="P31">+ - - - - - - - - - - - + - - - - - - - - - - + - - - - - - - - - - - - - - - - - - - - - +</text:p>
      <text:p text:style-name="P30">3 rows in set (0.00 sec) </text:p>
      <text:p text:style-name="P30"/>
      <text:p text:style-name="P30"/>
      <text:p text:style-name="P5">9. <text:span text:style-name="T1">To display maximum salary among Manager and Clerks from the table Empsalary</text:span></text:p>
      <text:p text:style-name="P28">mysql&gt; SELECT DESIGNATION, max(SALARY) FROM Empsalary WHERE DESIGNATION = 'Manager' </text:p>
      <text:p text:style-name="P28"><text:s text:c="4"/>-&gt; UNION </text:p>
      <text:p text:style-name="P28"><text:s text:c="4"/>-&gt; SELECT DESIGNATION, max(SALARY) FROM Empsalary WHERE DESIGNATION = 'Clerk'; </text:p>
      <text:p text:style-name="P28">+ - - - - - - - - - - - - - + - - - - - - - - - - - - - + <text:s/></text:p>
      <text:p text:style-name="P28"><text:s/>| <text:s/>DESIGNATION <text:s/>| <text:s text:c="2"/>max(SALARY) <text:s/>| </text:p>
      <text:p text:style-name="P29">+ - - - - - - - - - - - - - + - - - - - - - - - - - - - +</text:p>
      <text:p text:style-name="P28"><text:s/>| Manager <text:s text:c="12"/>| <text:s text:c="18"/>75000 | </text:p>
      <text:p text:style-name="P28"><text:s/>| Clerk <text:s text:c="19"/>| <text:s text:c="18"/>50000 | </text:p>
      <text:p text:style-name="P29">+ - - - - - - - - - - - - - + - - - - - - - - - - - - - +</text:p>
      <text:p text:style-name="P27">2 rows in set (0.01 sec)</text:p>
      <text:p text:style-name="P27"/>
      <text:p text:style-name="P27"/>
      <text:p text:style-name="P4">Give outputs for the following:</text:p>
      <text:p text:style-name="P4"/>
      <text:p text:style-name="P1">10. <text:s text:c="2"/>SELECT FIRSTNAME, SALARY </text:p>
      <text:p text:style-name="P1"><text:s text:c="9"/>FROM Employee, Empsalary </text:p>
      <text:p text:style-name="P1"><text:s text:c="9"/>WHERE DESIGNATION = 'Salesman' AND </text:p>
      <text:p text:style-name="P1"><text:s text:c="9"/>Employee.EMPID = Empsalary.EMPID; </text:p>
      <text:p text:style-name="P14">+ - - - - - - - - - - - + - - - - - - - - + </text:p>
      <text:p text:style-name="P14"><text:s/>| <text:s/>FIRSTNAME <text:s/>| <text:s text:c="2"/>SALARY <text:s/>| </text:p>
      <text:p text:style-name="P15">+ - - - - - - - - - - - + - - - - - - - - +</text:p>
      <text:p text:style-name="P14"><text:s/>| Rachel <text:s text:c="12"/>| <text:s text:c="6"/>32000 | </text:p>
      <text:p text:style-name="P14"><text:s/>| Peter <text:s text:c="14"/>| <text:s text:c="6"/>28000 | </text:p>
      <text:p text:style-name="P15">+ - - - - - - - - - - - + - - - - - - - - +</text:p>
      <text:p text:style-name="P14">2 rows in set (0.00 sec) </text:p>
      <text:p text:style-name="P20"/>
      <text:p text:style-name="P20"/>
      <text:p text:style-name="P21"><text:span text:style-name="T2">11. SELECT COUNT(DISTINCT DESIGNATION) FROM Empsalary;</text:span> </text:p>
      <text:p text:style-name="P21">+ - - - - - - - - - - - - - - - - - - - - - - - - - - - - - + </text:p>
      <text:p text:style-name="P21"><text:s/>| <text:s/>COUNT(DISTINCT DESIGNATION) <text:s/>| </text:p>
      <text:p text:style-name="P22">+ - - - - - - - - - - - - - - - - - - - - - - - - - - - - - +</text:p>
      <text:p text:style-name="P21">| <text:s text:c="65"/>4 | </text:p>
      <text:p text:style-name="P22">+ - - - - - - - - - - - - - - - - - - - - - - - - - - - - - +</text:p>
      <text:p text:style-name="P21">1 row in set (0.02 sec) </text:p>
      <text:p text:style-name="P14"/>
      <text:p text:style-name="P20"><text:soft-page-break/></text:p>
      <text:p text:style-name="P20"/>
      <text:p text:style-name="P3">12. <text:s text:c="2"/>SELECT DESIGNATION, SUM(SALARY) </text:p>
      <text:p text:style-name="P3"><text:s text:c="9"/>FROM Empsalary </text:p>
      <text:p text:style-name="P3"><text:s text:c="9"/>GROUP BY DESIGNATION HAVING COUNT(DESIGNATION) &gt; 2; </text:p>
      <text:p text:style-name="P18">+ - - - - - - - - - - - - - + - - - - - - - - - - - - - + </text:p>
      <text:p text:style-name="P18"><text:s/>| <text:s/>DESIGNATION <text:s/>| <text:s/>SUM(SALARY) <text:s/>| </text:p>
      <text:p text:style-name="P19">+ - - - - - - - - - - - - - + - - - - - - - - - - - - - +</text:p>
      <text:p text:style-name="P18"><text:s/>| Clerk <text:s text:c="20"/>| <text:s text:c="15"/>135000 | </text:p>
      <text:p text:style-name="P18"><text:s/>| Manager <text:s text:c="13"/>| <text:s text:c="15"/>215000 | </text:p>
      <text:p text:style-name="P19">+ - - - - - - - - - - - - - + - - - - - - - - - - - - - +</text:p>
      <text:p text:style-name="P18">2 rows in set (0.00 sec) </text:p>
      <text:p text:style-name="P18"/>
      <text:p text:style-name="P18"/>
      <text:p text:style-name="P2">13. <text:s text:c="2"/>SELECT SUM(BENEFITS) </text:p>
      <text:p text:style-name="P2"><text:s text:c="9"/>FROM Empsalary </text:p>
      <text:p text:style-name="P2"><text:s text:c="9"/>WHERE DESIGNATION = 'Clerk'; </text:p>
      <text:p text:style-name="P16">+ - - - - - - - - - - - - - - - + </text:p>
      <text:p text:style-name="P16">| <text:s text:c="3"/>SUM(BENEFITS) <text:s/>| </text:p>
      <text:p text:style-name="P17">+ - - - - - - - - - - - - - - - +</text:p>
      <text:p text:style-name="P16">| <text:s text:c="23"/>32000 | </text:p>
      <text:p text:style-name="P17">+ - - - - - - - - - - - - - - - +</text:p>
      <text:p text:style-name="P16">1 row in set (0.00 se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09:10.415703466</meta:creation-date>
    <dc:date>2019-12-19T18:13:58.683954629</dc:date>
    <meta:editing-duration>PT2H2M57S</meta:editing-duration>
    <meta:editing-cycles>87</meta:editing-cycles>
    <meta:generator>LibreOffice/4.2.4.2$Linux_x86 LibreOffice_project/420m0$Build-2</meta:generator>
    <meta:document-statistic meta:table-count="0" meta:image-count="0" meta:object-count="0" meta:page-count="5" meta:paragraph-count="174" meta:word-count="2319" meta:character-count="10901" meta:non-whitespace-character-count="6207"/>
  </office:meta>
</office:document-meta>
</file>